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0.2866in"/>
    </style:style>
    <style:style style:name="co3" style:family="table-column">
      <style:table-column-properties fo:break-before="auto" style:column-width="0.2291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4.747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7398in" fo:break-before="auto" style:use-optimal-row-height="false"/>
    </style:style>
    <style:style style:name="ro6" style:family="table-row">
      <style:table-row-properties style:row-height="1.0835in" fo:break-before="auto" style:use-optimal-row-height="false"/>
    </style:style>
    <style:style style:name="ro7" style:family="table-row">
      <style:table-row-properties style:row-height="0.5in" fo:break-before="auto" style:use-optimal-row-height="fals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9374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ta1" style:family="table" style:master-page-name="PageStyle_5f_I.Problem_20_Statemen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8" style:family="table-cell" style:parent-style-name="Excel_20_Built-in_20_Normal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fo:background-color="#ffcc99" fo:border="0.0008in solid #000000"/>
    </style:style>
    <style:style style:name="ce13" style:family="table-cell" style:parent-style-name="Default">
      <style:table-cell-properties fo:border="0.0008in solid #000000"/>
    </style:style>
    <style:style style:name="T1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blem Statement" table:style-name="ta1" table:print-ranges="'Problem Statement'.A1:'Problem Statement'.AE39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" table:default-cell-style-name="ce2"/>
        <table:table-column table:style-name="co1" table:number-columns-repeated="22" table:default-cell-style-name="ce2"/>
        <table:table-column table:style-name="co4" table:number-columns-repeated="988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1.</text:p>
          </table:table-cell>
          <table:table-cell table:style-name="ce1" office:value-type="string">
            <text:p>Introduction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table:number-columns-spanned="30" table:number-rows-spanned="1">
            <text:p>Our end user is people who uses smartphone with Android operation system. He or she want to use free dictionaries from Internet such as Stardict (http://stardict.sourceforge.net/) on his or her phone.</text:p>
          </table:table-cell>
          <table:covered-table-cell table:number-columns-repeated="29" table:style-name="ce4"/>
          <table:table-cell table:number-columns-repeated="993"/>
        </table:table-row>
        <table:table-row table:style-name="ro1">
          <table:table-cell table:style-name="ce1" office:value-type="string">
            <text:p>2.</text:p>
          </table:table-cell>
          <table:table-cell table:style-name="ce1" office:value-type="string">
            <text:p>Customer Requirement Specification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3" office:value-type="string" table:number-columns-spanned="29" table:number-rows-spanned="1">
            <text:p>The end user wants:</text:p>
          </table:table-cell>
          <table:covered-table-cell table:number-columns-repeated="28" table:style-name="ce4"/>
          <table:table-cell table:number-columns-repeated="993"/>
        </table:table-row>
        <table:table-row table:style-name="ro1">
          <table:table-cell table:number-columns-repeated="2"/>
          <table:table-cell table:style-name="ce5" office:value-type="string">
            <text:p>- Application on the mobile are based on J2ME and Android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5" office:value-type="string">
            <text:p>+ Mobile-based GUI application to browse dictionary repository</text:p>
          </table:table-cell>
          <table:table-cell table:style-name="ce4" table:number-columns-repeated="7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5" office:value-type="string">
            <text:p>+ Join to dictionary community to:</text:p>
          </table:table-cell>
          <table:table-cell table:style-name="ce4" table:number-columns-repeated="7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style-name="ce5" office:value-type="string">
            <text:p>++ Load dictionary from to community to the phone</text:p>
          </table:table-cell>
          <table:table-cell table:style-name="ce4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style-name="ce5" office:value-type="string">
            <text:p>++ Share his or her words to the community</text:p>
          </table:table-cell>
          <table:table-cell table:style-name="ce4" table:number-columns-repeated="6"/>
          <table:table-cell table:number-columns-repeated="1013"/>
        </table:table-row>
        <table:table-row table:style-name="ro4">
          <table:table-cell table:number-columns-repeated="2"/>
          <table:table-cell table:style-name="ce4" office:value-type="string" table:number-columns-spanned="29" table:number-rows-spanned="1">
            <text:p>From the end user's needs, the OpenOnes Group, is direct out customer gives the following requirements:</text:p>
          </table:table-cell>
          <table:covered-table-cell table:number-columns-repeated="8" table:style-name="ce5"/>
          <table:covered-table-cell table:number-columns-repeated="20"/>
          <table:table-cell table:number-columns-repeated="993"/>
        </table:table-row>
        <table:table-row table:style-name="ro5">
          <table:table-cell table:number-columns-repeated="2"/>
          <table:table-cell table:style-name="ce6" office:value-type="string">
            <text:p>1.</text:p>
          </table:table-cell>
          <table:table-cell table:style-name="ce9" office:value-type="string" table:number-columns-spanned="28" table:number-rows-spanned="1">
            <text:p><text:span text:style-name="T1">Convert data dictionary module</text:span><text:span text:style-name="T2">: convert data of dictionaries with formats Stardict, Lingoes, into data format in order to Computer-based application, Android-based application, J2ME-based application can access to.</text:span></text:p>
          </table:table-cell>
          <table:covered-table-cell table:number-columns-repeated="27" table:style-name="ce10"/>
          <table:table-cell table:number-columns-repeated="993"/>
        </table:table-row>
        <table:table-row table:style-name="ro6">
          <table:table-cell table:number-columns-repeated="2"/>
          <table:table-cell table:style-name="ce6" office:value-type="string">
            <text:p>2.</text:p>
          </table:table-cell>
          <table:table-cell table:style-name="ce9" office:value-type="string" table:number-columns-spanned="28" table:number-rows-spanned="1">
            <text:p><text:span text:style-name="T1">Dictionary community module</text:span><text:span text:style-name="T2">: this module allows user contribute the Stardict-based/Lingoes-based dictionary file; contribute their word and explanation; download</text:span><text:span text:style-name="T1"> Android-based dictionary data</text:span><text:span text:style-name="T2">, J</text:span><text:span text:style-name="T1">2ME-based dictionary data</text:span><text:span text:style-name="T2">. </text:span></text:p>
            <text:p><text:span text:style-name="T2">This module is developed on Web-based framework. It supports contribution (word/explanation) from Mobile-based application.</text:span></text:p>
          </table:table-cell>
          <table:covered-table-cell table:number-columns-repeated="27" table:style-name="ce10"/>
          <table:table-cell table:number-columns-repeated="993"/>
        </table:table-row>
        <table:table-row table:style-name="ro7">
          <table:table-cell table:number-columns-repeated="2"/>
          <table:table-cell table:style-name="ce6" office:value-type="string">
            <text:p>3.</text:p>
          </table:table-cell>
          <table:table-cell table:style-name="ce10" office:value-type="string" table:number-columns-spanned="28" table:number-rows-spanned="1">
            <text:p>Android-based application (Android App): is a dictionary which uses database supported by Android.</text:p>
            <text:p/>
          </table:table-cell>
          <table:covered-table-cell table:number-columns-repeated="27" table:style-name="ce10"/>
          <table:table-cell table:number-columns-repeated="993"/>
        </table:table-row>
        <table:table-row table:style-name="ro8">
          <table:table-cell table:number-columns-repeated="2"/>
          <table:table-cell table:style-name="ce6" office:value-type="string">
            <text:p>4.</text:p>
          </table:table-cell>
          <table:table-cell table:style-name="ce10" office:value-type="string" table:number-columns-spanned="28" table:number-rows-spanned="1">
            <text:p>J2ME-based application (J2ME App): is a dictionary which uses database supported by J2ME.</text:p>
          </table:table-cell>
          <table:covered-table-cell table:number-columns-repeated="27" table:style-name="ce10"/>
          <table:table-cell table:number-columns-repeated="993"/>
        </table:table-row>
        <table:table-row table:style-name="ro9">
          <table:table-cell table:number-columns-repeated="2"/>
          <table:table-cell table:style-name="ce6" office:value-type="string">
            <text:p>5.</text:p>
          </table:table-cell>
          <table:table-cell table:style-name="ce10" office:value-type="string" table:number-columns-spanned="28" table:number-rows-spanned="1">
            <text:p>Common features of Android App and J2ME App:</text:p>
            <text:p>- Search and view explanation of word in dictionaries; support media (picture/media/video) of word is optional.</text:p>
            <text:p>- Connecting Dictionary community to upload contribution; upgrade the dictionary; download new dictionary; rating the word and dictionary; join to the board of approver.</text:p>
          </table:table-cell>
          <table:covered-table-cell table:number-columns-repeated="27" table:style-name="ce10"/>
          <table:table-cell table:number-columns-repeated="993"/>
        </table:table-row>
        <table:table-row table:style-name="ro1">
          <table:table-cell table:number-columns-repeated="2"/>
          <table:table-cell table:style-name="ce7" table:number-columns-repeated="9"/>
          <table:table-cell table:number-columns-repeated="1013"/>
        </table:table-row>
        <table:table-row table:style-name="ro1">
          <table:table-cell/>
          <table:table-cell table:style-name="ce1" office:value-type="string">
            <text:p>2.1</text:p>
          </table:table-cell>
          <table:table-cell table:style-name="ce8" office:value-type="string">
            <text:p>Standards pla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Source code must be followed a standard coding conventio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in business logic methods must be tested: has evidence with test cases, test c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in business functions must be tested; has evidence with screen captures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2.2</text:p>
          </table:table-cell>
          <table:table-cell table:style-name="ce8" office:value-type="string">
            <text:p>Documenta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The document will be in the form of following: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Project pla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esign documents (HLD, ADD, DDD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nit Test Cas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nit Test Repor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tegration Test Cas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tegration Test Report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>
            <text:p>2.3</text:p>
          </table:table-cell>
          <table:table-cell table:style-name="ce1" office:value-type="string">
            <text:p>Compatible Requirements</text:p>
          </table:table-cell>
          <table:table-cell table:number-columns-repeated="1021"/>
        </table:table-row>
        <table:table-row table:style-name="ro10">
          <table:table-cell table:number-columns-repeated="3"/>
          <table:table-cell table:style-name="ce11" office:value-type="string">
            <text:p><text:span text:style-name="T1">Convert data dictionary module</text:span><text:span text:style-name="T3"> can run on Windows/Linux</text:span>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11" office:value-type="string">
            <text:p><text:span text:style-name="T1">Dictionary community module</text:span><text:span text:style-name="T2"> can run on Windows/Linux</text:span>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1" office:value-type="string">
            <text:p>Android App<text:span text:style-name="T3"> can run on Android 2.x</text:span>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1" office:value-type="string">
            <text:p>J2ME App<text:span text:style-name="T3"> can run on popular phones support Java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3"/>
          <table:table-cell table:style-name="ce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2" table:print-ranges="Reference.A1:Reference.C16"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row table:style-name="ro11">
          <table:table-cell table:style-name="ce12" office:value-type="string">
            <text:p>No.</text:p>
          </table:table-cell>
          <table:table-cell table:style-name="ce12" office:value-type="string">
            <text:p>Document/Link</text:p>
          </table:table-cell>
          <table:table-cell table:style-name="ce12" office:value-type="string">
            <text:p>Description</text:p>
          </table:table-cell>
        </table:table-row>
        <table:table-row table:style-name="ro12">
          <table:table-cell table:formula="of:=ROW()-ROW([.$A$1])" office:value-type="float" office:value="1">
            <text:p>1</text:p>
          </table:table-cell>
          <table:table-cell office:value-type="string">
            <text:p><text:a xlink:href="http://www.lingoes.net/en/dictionary/dict_format.php">http://www.lingoes.net/en/dictionary/dict_format.php</text:a></text:p>
          </table:table-cell>
          <table:table-cell office:value-type="string">
            <text:p>Source File Format of Lingoes Dictionary</text:p>
          </table:table-cell>
        </table:table-row>
        <table:table-row table:style-name="ro11" table:number-rows-repeated="13">
          <table:table-cell table:number-columns-repeated="3"/>
        </table:table-row>
        <table:table-row table:style-name="ro11">
          <table:table-cell table:number-columns-repeated="3"/>
        </table:table-row>
      </table:table>
      <table:named-expressions>
        <table:named-range table:name="_xlnm.Print_Area" table:base-cell-address="$'Problem Statement'.$A$1" table:cell-range-address="$'Problem Statement'.$A$1:.$AE$3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vi" fo:country="VN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5000" number:language="vi" number:country="VN">
      <number:number number:min-integer-digits="1"/>
    </number:number-style>
    <number:date-style style:name="N5106" number:language="vi" number:country="VN">
      <number:day number:style="long"/>
      <number:text>-</number:text>
      <number:month number:textual="true"/>
      <number:text>-</number:text>
      <number:year/>
    </number:date-style>
    <number:date-style style:name="N5107" number:language="vi" number:country="VN">
      <number:day number:style="long"/>
      <number:text>-</number:text>
      <number:month number:textual="true"/>
    </number:date-style>
    <number:date-style style:name="N5108" number:language="vi" number:country="VN">
      <number:month number:textual="true"/>
      <number:text>-</number:text>
      <number:year/>
    </number:date-style>
    <number:time-style style:name="N5109" number:language="vi" number:country="VN">
      <number:hours/>
      <number:text>:</number:text>
      <number:minutes number:style="long"/>
      <number:text> </number:text>
      <number:am-pm/>
    </number:time-style>
    <number:time-style style:name="N5110" number:language="vi" number:country="V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vi" number:country="VN">
      <number:hours/>
      <number:text>:</number:text>
      <number:minutes number:style="long"/>
    </number:time-style>
    <number:time-style style:name="N5112" number:language="vi" number:country="VN">
      <number:hours/>
      <number:text>:</number:text>
      <number:minutes number:style="long"/>
      <number:text>:</number:text>
      <number:seconds number:style="long"/>
    </number:time-style>
    <number:date-style style:name="N5113" number:language="vi" number:country="VN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vi" number:country="VN">
      <number:number number:decimal-places="0" number:min-integer-digits="1" number:grouping="true"/>
      <number:text>   </number:text>
    </number:number-style>
    <number:number-style style:name="N5115" number:language="vi" number:country="VN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vi" number:country="VN">
      <number:number number:decimal-places="0" number:min-integer-digits="1" number:grouping="true"/>
      <number:text>   </number:text>
    </number:number-style>
    <number:number-style style:name="N5116" number:language="vi" number:country="VN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vi" number:country="VN">
      <number:number number:decimal-places="2" number:min-integer-digits="1" number:grouping="true"/>
      <number:text>   </number:text>
    </number:number-style>
    <number:number-style style:name="N5118" number:language="vi" number:country="VN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vi" number:country="VN">
      <number:number number:decimal-places="2" number:min-integer-digits="1" number:grouping="true"/>
      <number:text>   </number:text>
    </number:number-style>
    <number:number-style style:name="N5119" number:language="vi" number:country="VN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3P0" style:volatile="true" number:language="vi" number:country="VN">
      <number:number number:decimal-places="0" number:min-integer-digits="1" number:grouping="true"/>
      <number:text>    </number:text>
    </number:number-style>
    <number:number-style style:name="N5123P1" style:volatile="true" number:language="vi" number:country="VN">
      <number:text>-</number:text>
      <number:number number:decimal-places="0" number:min-integer-digits="1" number:grouping="true"/>
      <number:text>    </number:text>
    </number:number-style>
    <number:number-style style:name="N5123P2" style:volatile="true" number:language="vi" number:country="VN">
      <number:text> -    </number:text>
    </number:number-style>
    <number:text-style style:name="N5123" number:language="vi" number:country="VN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vi" number:country="VN">
      <number:number number:decimal-places="0" number:min-integer-digits="1" number:grouping="true"/>
      <number:text> ₫ </number:text>
    </number:number-style>
    <number:number-style style:name="N5127P1" style:volatile="true" number:language="vi" number:country="VN">
      <number:text>-</number:text>
      <number:number number:decimal-places="0" number:min-integer-digits="1" number:grouping="true"/>
      <number:text> ₫ </number:text>
    </number:number-style>
    <number:number-style style:name="N5127P2" style:volatile="true" number:language="vi" number:country="VN">
      <number:text> - ₫ </number:text>
    </number:number-style>
    <number:text-style style:name="N5127" number:language="vi" number:country="V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vi" number:country="VN">
      <number:number number:decimal-places="2" number:min-integer-digits="1" number:grouping="true"/>
      <number:text>    </number:text>
    </number:number-style>
    <number:number-style style:name="N5131P1" style:volatile="true" number:language="vi" number:country="VN">
      <number:text>-</number:text>
      <number:number number:decimal-places="2" number:min-integer-digits="1" number:grouping="true"/>
      <number:text>    </number:text>
    </number:number-style>
    <number:number-style style:name="N5131P2" style:volatile="true" number:language="vi" number:country="VN">
      <number:text> -</number:text>
      <number:number number:decimal-places="0" number:min-integer-digits="0"/>
      <number:text>    </number:text>
    </number:number-style>
    <number:text-style style:name="N5131" number:language="vi" number:country="VN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vi" number:country="VN">
      <number:number number:decimal-places="2" number:min-integer-digits="1" number:grouping="true"/>
      <number:text> ₫ </number:text>
    </number:number-style>
    <number:number-style style:name="N5135P1" style:volatile="true" number:language="vi" number:country="VN">
      <number:text>-</number:text>
      <number:number number:decimal-places="2" number:min-integer-digits="1" number:grouping="true"/>
      <number:text> ₫ </number:text>
    </number:number-style>
    <number:number-style style:name="N5135P2" style:volatile="true" number:language="vi" number:country="VN">
      <number:text> -</number:text>
      <number:number number:decimal-places="0" number:min-integer-digits="0"/>
      <number:text> ₫ </number:text>
    </number:number-style>
    <number:text-style style:name="N5135" number:language="vi" number:country="VN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vi" number:country="VN">
      <number:minutes number:style="long"/>
      <number:text>:</number:text>
      <number:seconds number:style="long"/>
    </number:time-style>
    <number:time-style style:name="N5137" number:language="vi" number:country="V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vi" number:country="VN">
      <number:minutes number:style="long"/>
      <number:text>:</number:text>
      <number:seconds number:style="long" number:decimal-places="1"/>
    </number:time-style>
    <number:number-style style:name="N5139" number:language="vi" number:country="VN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styles>
  <office:automatic-styles>
    <style:page-layout style:name="Mpm1">
      <style:page-layout-properties fo:page-width="11.6929in" fo:page-height="8.2681in" style:num-format="1" style:print-orientation="landscape" style:shadow="non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3in" fo:margin-left="0.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in" fo:margin-left="0in" fo:margin-right="0in" fo:margin-bottom="0.05in"/>
      </style:header-style>
      <style:footer-style>
        <style:header-footer-properties fo:min-height="0.2in" fo:margin-left="0in" fo:margin-right="0in" fo:margin-top="0.05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08:1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.Problem_20_Statement" style:display-name="PageStyle_I.Problem Statement" style:page-layout-name="Mpm3">
      <style:header>
        <style:region-right>
          <text:p><text:span text:style-name="MT1">iDictionary - High level requirement</text:span></text:p>
        </style:region-right>
      </style:header>
      <style:header-left style:display="false"/>
      <style:footer>
        <style:region-left>
          <text:p><text:span text:style-name="MT1">Copyright 2011, OpenOnes Group/Le Ngoc Thach.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3-14T08:16:07.42</dc:date>
    <dc:creator>Thach Le</dc:creator>
    <meta:editing-duration>PT30M34S</meta:editing-duration>
    <meta:editing-cycles>5</meta:editing-cycles>
    <meta:document-statistic meta:table-count="2" meta:cell-count="51" meta:object-count="0"/>
  </office:meta>
</office:document-meta>
</file>